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5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Measurement</text:p>
          </table:table-cell>
          <table:table-cell table:style-name="ce1" office:value-type="string">
            <text:p>Bytes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4">
          <table:table-cell office:value-type="string">
            <text:p>timestamp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voltage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frequency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commas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Alert</text:p>
          </table:table-cell>
          <table:table-cell table:style-name="ce1" office:value-type="string">
            <text:p>Bytes</text:p>
          </table:table-cell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identifi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lert typ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timestamp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duration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alert value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comma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2">
          <table:table-cell table:style-name="ce1" office:value-type="string">
            <text:p>Scale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2">
          <table:table-cell table:style-name="ce1" office:value-type="string">
            <text:p>Bytes/Measurement</text:p>
          </table:table-cell>
          <table:table-cell table:formula="of:=SUM([.B2:.B6])" office:value-type="float" office:value="58">
            <text:p>5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ytes/Alert</text:p>
          </table:table-cell>
          <table:table-cell table:formula="of:=SUM([.B9:.B15])" office:value-type="float" office:value="54">
            <text:p>5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Approx. Data/Device</text:p>
          </table:table-cell>
          <table:table-cell table:style-name="ce1" office:value-type="string">
            <text:p>bytes</text:p>
          </table:table-cell>
          <table:table-cell table:style-name="ce1" office:value-type="string">
            <text:p>kilobytes</text:p>
          </table:table-cell>
          <table:table-cell table:style-name="ce1" office:value-type="string">
            <text:p>megabytes</text:p>
          </table:table-cell>
        </table:table-row>
        <table:table-row table:style-name="ro2">
          <table:table-cell office:value-type="string">
            <text:p>Second</text:p>
          </table:table-cell>
          <table:table-cell table:formula="of:=([.B19])" office:value-type="float" office:value="58">
            <text:p>58</text:p>
          </table:table-cell>
          <table:table-cell table:formula="of:=([.B23]) / 1024" office:value-type="float" office:value="0.056640625">
            <text:p>0.056640625</text:p>
          </table:table-cell>
          <table:table-cell table:formula="of:=([.C23])/1024" office:value-type="float" office:value="0.0000553131103515625">
            <text:p>5.53131103515625E-005</text:p>
          </table:table-cell>
        </table:table-row>
        <table:table-row table:style-name="ro2">
          <table:table-cell office:value-type="string">
            <text:p>Minute</text:p>
          </table:table-cell>
          <table:table-cell table:formula="of:=([.B23]) * 60" office:value-type="float" office:value="3480">
            <text:p>3480</text:p>
          </table:table-cell>
          <table:table-cell table:formula="of:=([.B24]) / 1024" office:value-type="float" office:value="3.3984375">
            <text:p>3.3984375</text:p>
          </table:table-cell>
          <table:table-cell table:formula="of:=([.C24])/1024" office:value-type="float" office:value="0.00331878662109375">
            <text:p>0.0033187866</text:p>
          </table:table-cell>
        </table:table-row>
        <table:table-row table:style-name="ro2">
          <table:table-cell office:value-type="string">
            <text:p>Hour</text:p>
          </table:table-cell>
          <table:table-cell table:formula="of:=([.B24]) * 60" office:value-type="float" office:value="208800">
            <text:p>208800</text:p>
          </table:table-cell>
          <table:table-cell table:formula="of:=([.B25]) / 1024" office:value-type="float" office:value="203.90625">
            <text:p>203.90625</text:p>
          </table:table-cell>
          <table:table-cell table:formula="of:=([.C25])/1024" office:value-type="float" office:value="0.199127197265625">
            <text:p>0.1991271973</text:p>
          </table:table-cell>
        </table:table-row>
        <table:table-row table:style-name="ro2">
          <table:table-cell office:value-type="string">
            <text:p>Day</text:p>
          </table:table-cell>
          <table:table-cell table:formula="of:=([.B25]) * 24" office:value-type="float" office:value="5011200">
            <text:p>5011200</text:p>
          </table:table-cell>
          <table:table-cell table:formula="of:=([.B26]) / 1024" office:value-type="float" office:value="4893.75">
            <text:p>4893.75</text:p>
          </table:table-cell>
          <table:table-cell table:formula="of:=([.C26])/1024" office:value-type="float" office:value="4.779052734375">
            <text:p>4.779052734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>
            <text:p>At Scale</text:p>
          </table:table-cell>
          <table:table-cell table:style-name="ce1" office:value-type="string">
            <text:p>bytes</text:p>
          </table:table-cell>
          <table:table-cell table:style-name="ce1" office:value-type="string">
            <text:p>kilobytes</text:p>
          </table:table-cell>
          <table:table-cell table:style-name="ce1" office:value-type="string">
            <text:p>megabytes</text:p>
          </table:table-cell>
        </table:table-row>
        <table:table-row table:style-name="ro2">
          <table:table-cell office:value-type="string">
            <text:p>Second</text:p>
          </table:table-cell>
          <table:table-cell table:formula="of:=[.B23]*[.B17]" office:value-type="float" office:value="5800">
            <text:p>5800</text:p>
          </table:table-cell>
          <table:table-cell table:formula="of:=[.B29]/1024" office:value-type="float" office:value="5.6640625">
            <text:p>5.6640625</text:p>
          </table:table-cell>
          <table:table-cell table:formula="of:=[.C29]/1024" office:value-type="float" office:value="0.00553131103515625">
            <text:p>0.005531311</text:p>
          </table:table-cell>
        </table:table-row>
        <table:table-row table:style-name="ro2">
          <table:table-cell office:value-type="string">
            <text:p>Minute</text:p>
          </table:table-cell>
          <table:table-cell table:formula="of:=[.B24]*[.B17]" office:value-type="float" office:value="348000">
            <text:p>348000</text:p>
          </table:table-cell>
          <table:table-cell table:formula="of:=[.B30]/1024" office:value-type="float" office:value="339.84375">
            <text:p>339.84375</text:p>
          </table:table-cell>
          <table:table-cell table:formula="of:=[.C30]/1024" office:value-type="float" office:value="0.331878662109375">
            <text:p>0.3318786621</text:p>
          </table:table-cell>
        </table:table-row>
        <table:table-row table:style-name="ro2">
          <table:table-cell office:value-type="string">
            <text:p>Hour</text:p>
          </table:table-cell>
          <table:table-cell table:formula="of:=[.B25]*[.B17]" office:value-type="float" office:value="20880000">
            <text:p>20880000</text:p>
          </table:table-cell>
          <table:table-cell table:formula="of:=[.B31]/1024" office:value-type="float" office:value="20390.625">
            <text:p>20390.625</text:p>
          </table:table-cell>
          <table:table-cell table:formula="of:=[.C31]/1024" office:value-type="float" office:value="19.9127197265625">
            <text:p>19.9127197266</text:p>
          </table:table-cell>
        </table:table-row>
        <table:table-row table:style-name="ro2">
          <table:table-cell office:value-type="string">
            <text:p>Day</text:p>
          </table:table-cell>
          <table:table-cell table:formula="of:=[.B26]*[.B17]" office:value-type="float" office:value="501120000">
            <text:p>501120000</text:p>
          </table:table-cell>
          <table:table-cell table:formula="of:=[.B32]/1024" office:value-type="float" office:value="489375">
            <text:p>489375</text:p>
          </table:table-cell>
          <table:table-cell table:formula="of:=[.C32]/1024" office:value-type="float" office:value="477.9052734375">
            <text:p>477.905273437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</meta:initial-creator>
    <meta:creation-date>2013-07-24T14:37:28</meta:creation-date>
    <dc:date>2013-07-30T12:01:46</dc:date>
    <dc:creator>Anthony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74" meta:object-count="0"/>
  </office:meta>
</office:document-meta>
</file>